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F000000A0C79B764483CCE05C.png" manifest:media-type="image/png"/>
  <manifest:file-entry manifest:full-path="Pictures/10000201000003F100000062A26A796A3AFBB4A9.png" manifest:media-type="image/png"/>
  <manifest:file-entry manifest:full-path="Pictures/10000201000002F70000010691F8F646959FBB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0.65in" draw:z-index="0"><draw:image xlink:href="Pictures/10000201000003F100000062A26A796A3AFBB4A9.png" xlink:type="simple" xlink:show="embed" xlink:actuate="onLoad" loext:mime-type="image/png"/></draw:frame><draw:frame draw:style-name="fr2" draw:name="Image2" text:anchor-type="paragraph" svg:x="-0.1146in" svg:y="2.7189in" svg:width="6.6929in" svg:height="2.3098in" draw:z-index="1"><draw:image xlink:href="Pictures/10000201000002F70000010691F8F646959FBB37.png" xlink:type="simple" xlink:show="embed" xlink:actuate="onLoad" loext:mime-type="image/png"/></draw:frame><draw:frame draw:style-name="fr2" draw:name="Image3" text:anchor-type="paragraph" svg:x="0.0311in" svg:y="1.1354in" svg:width="6.6929in" svg:height="1.2402in" draw:z-index="2"><draw:image xlink:href="Pictures/100002010000035F000000A0C79B764483CCE0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8:52:50.033871654</meta:creation-date>
    <dc:date>2019-10-21T19:04:26.875286108</dc:date>
    <meta:editing-duration>PT1M2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